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>
      <style:paragraph-properties fo:text-align="start" style:justify-single-word="false"/>
      <style:text-properties officeooo:paragraph-rsid="00109aa5"/>
    </style:style>
    <style:style style:name="P9" style:family="paragraph" style:parent-style-name="Standard" style:list-style-name="L1">
      <style:text-properties officeooo:paragraph-rsid="0021810a"/>
    </style:style>
    <style:style style:name="P10" style:family="paragraph" style:parent-style-name="Standard" style:list-style-name="L2">
      <style:text-properties officeooo:paragraph-rsid="003261db"/>
    </style:style>
    <style:style style:name="P11" style:family="paragraph" style:parent-style-name="Standard" style:list-style-name="L2">
      <style:text-properties officeooo:rsid="002e238d" officeooo:paragraph-rsid="003261db"/>
    </style:style>
    <style:style style:name="P12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235271" officeooo:paragraph-rsid="00235271" style:font-size-asian="12pt" style:font-size-complex="12pt"/>
    </style:style>
    <style:style style:name="P14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4">
      <style:text-properties style:font-name="DejaVu Sans Condensed" fo:font-size="12pt" officeooo:rsid="00148c7a" officeooo:paragraph-rsid="002cbc82" style:font-size-asian="12pt" style:font-size-complex="12pt"/>
    </style:style>
    <style:style style:name="P16" style:family="paragraph" style:parent-style-name="Standard" style:list-style-name="L5">
      <style:text-properties style:font-name="DejaVu Sans Condensed" fo:font-size="12pt" officeooo:rsid="00148c7a" officeooo:paragraph-rsid="003261db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rsid="0029428a" officeooo:paragraph-rsid="003491c4" style:font-size-asian="12pt" style:font-size-complex="12pt"/>
    </style:style>
    <style:style style:name="P19" style:family="paragraph" style:parent-style-name="Standard" style:list-style-name="L10">
      <style:text-properties style:font-name="DejaVu Sans Condensed" fo:font-size="12pt" officeooo:rsid="0035b546" officeooo:paragraph-rsid="0035b546" style:font-size-asian="12pt" style:font-size-complex="12pt"/>
    </style:style>
    <style:style style:name="P20" style:family="paragraph" style:parent-style-name="Standard" style:list-style-name="L6">
      <style:text-properties officeooo:paragraph-rsid="00109aa5"/>
    </style:style>
    <style:style style:name="P21" style:family="paragraph" style:parent-style-name="Standard" style:list-style-name="L7">
      <style:text-properties style:text-line-through-style="none" style:text-line-through-type="none" fo:font-weight="normal" officeooo:paragraph-rsid="00109aa5" style:font-weight-asian="normal" style:font-weight-complex="normal"/>
    </style:style>
    <style:style style:name="P22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148c7a" officeooo:paragraph-rsid="00109aa5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text-properties officeooo:paragraph-rsid="00109aa5"/>
    </style:style>
    <style:style style:name="P24" style:family="paragraph" style:parent-style-name="Standard" style:list-style-name="L9">
      <style:text-properties officeooo:paragraph-rsid="00109aa5"/>
    </style:style>
    <style:style style:name="P25" style:family="paragraph" style:parent-style-name="Standard" style:list-style-name="L10">
      <style:text-properties officeooo:paragraph-rsid="003491c4"/>
    </style:style>
    <style:style style:name="P26" style:family="paragraph" style:parent-style-name="Standard" style:list-style-name="L12">
      <style:text-properties officeooo:paragraph-rsid="00109aa5"/>
    </style:style>
    <style:style style:name="P27" style:family="paragraph" style:parent-style-name="Standard" style:list-style-name="L13">
      <style:text-properties officeooo:paragraph-rsid="00109aa5"/>
    </style:style>
    <style:style style:name="P28" style:family="paragraph" style:parent-style-name="Standard" style:list-style-name="L14">
      <style:text-properties officeooo:paragraph-rsid="00109aa5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bc396" style:font-size-asian="12pt" style:font-size-complex="12pt"/>
    </style:style>
    <style:style style:name="T22" style:family="text">
      <style:text-properties style:font-name="DejaVu Sans Condensed" fo:font-size="12pt" officeooo:rsid="0018178b" style:font-size-asian="12pt" style:font-size-complex="12pt"/>
    </style:style>
    <style:style style:name="T23" style:family="text">
      <style:text-properties style:font-name="DejaVu Sans Condensed" fo:font-size="12pt" officeooo:rsid="002cbc82" style:font-size-asian="12pt" style:font-size-complex="12pt"/>
    </style:style>
    <style:style style:name="T24" style:family="text">
      <style:text-properties style:font-name="DejaVu Sans Condensed" fo:font-size="12pt" officeooo:rsid="002e238d" style:font-size-asian="12pt" style:font-size-complex="12pt"/>
    </style:style>
    <style:style style:name="T25" style:family="text">
      <style:text-properties style:font-name="DejaVu Sans Condensed" fo:font-size="12pt" officeooo:rsid="002faa38" style:font-size-asian="12pt" style:font-size-complex="12pt"/>
    </style:style>
    <style:style style:name="T26" style:family="text">
      <style:text-properties style:font-name="DejaVu Sans Condensed" fo:font-size="12pt" officeooo:rsid="003146f0" style:font-size-asian="12pt" style:font-size-complex="12pt"/>
    </style:style>
    <style:style style:name="T27" style:family="text">
      <style:text-properties style:font-name="DejaVu Sans Condensed" fo:font-size="12pt" officeooo:rsid="003d58a7" style:font-size-asian="12pt" style:font-size-complex="12pt"/>
    </style:style>
    <style:style style:name="T28" style:family="text">
      <style:text-properties style:font-name="DejaVu Sans Condensed" fo:font-size="12pt" officeooo:rsid="003491c4" style:font-size-asian="12pt" style:font-size-complex="12pt"/>
    </style:style>
    <style:style style:name="T29" style:family="text">
      <style:text-properties style:font-name="DejaVu Sans Condensed" fo:font-size="12pt" officeooo:rsid="0036787b" style:font-size-asian="12pt" style:font-size-complex="12pt"/>
    </style:style>
    <style:style style:name="T30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31" style:family="text">
      <style:text-properties style:font-name="DejaVu Sans Condensed" fo:font-size="12pt" fo:font-style="normal" officeooo:rsid="002bc396" style:font-size-asian="12pt" style:font-style-asian="normal" style:font-size-complex="12pt" style:font-style-complex="normal"/>
    </style:style>
    <style:style style:name="T32" style:family="text">
      <style:text-properties officeooo:rsid="002bc396"/>
    </style:style>
    <style:style style:name="T33" style:family="text">
      <style:text-properties officeooo:rsid="002cbc82"/>
    </style:style>
    <style:style style:name="T34" style:family="text">
      <style:text-properties officeooo:rsid="003146f0"/>
    </style:style>
    <style:style style:name="T35" style:family="text">
      <style:text-properties officeooo:rsid="003d58a7"/>
    </style:style>
    <style:style style:name="T36" style:family="text">
      <style:text-properties officeooo:rsid="0035d89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8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6">U=Up, D=Down, F=Forward, B=Backward, L=Left, R=Right, P=Press, S-*=Shift-<text:span text:style-name="T8">*</text:span>, L-*=Long-<text:span text:style-name="T8">*</text:span></text:p>
      <text:p text:style-name="P5"/>
      <text:p text:style-name="P7"><text:span text:style-name="T10">Top</text:span><text:span text:style-name="T11"> </text:span><text:span text:style-name="T12">H</text:span><text:span text:style-name="T11">at</text:span></text:p>
      <text:list xml:id="list3532996427" text:style-name="L1">
        <text:list-item>
          <text:p text:style-name="P9"><text:span text:style-name="T30">U:</text:span><text:span text:style-name="T31"> --</text:span></text:p>
        </text:list-item>
        <text:list-item>
          <text:p text:style-name="P9"><text:span text:style-name="T30">D: </text:span><text:span text:style-name="T31">--</text:span></text:p>
        </text:list-item>
      </text:list>
      <text:p text:style-name="P1"><text:span text:style-name="T1">Top</text:span> <text:span text:style-name="T9">H</text:span>at <text:span text:style-name="T9">Ri</text:span>ng</text:p>
      <text:list xml:id="list2307486393" text:style-name="L2">
        <text:list-item>
          <text:p text:style-name="P10"><text:span text:style-name="T19">F</text:span><text:span text:style-name="T20">: </text:span><text:span text:style-name="T24">Range Selector Next</text:span><text:span text:style-name="T25"> (increases gunsight-wingspan range)</text:span></text:p>
        </text:list-item>
        <text:list-item>
          <text:p text:style-name="P11"><text:span text:style-name="T18">B: </text:span><text:span text:style-name="T24">R</text:span><text:span text:style-name="T18">ange Selector Previous</text:span><text:span text:style-name="T25"> (decreases gunsight-wingspan range)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xml:id="list3101543919" text:style-name="L3">
        <text:list-item>
          <text:p text:style-name="P12">U: (SRS radio 1 PTT)</text:p>
        </text:list-item>
        <text:list-item>
          <text:p text:style-name="P12">D: (SRS radio 2 PTT)</text:p>
        </text:list-item>
        <text:list-item>
          <text:p text:style-name="P13">S-U: Radio 1 PTT (opens comms menu for radio 1)</text:p>
        </text:list-item>
        <text:list-item>
          <text:p text:style-name="P13">S-D: Radio 2 PTT (opens comms menu for radio 2)</text:p>
        </text:list-item>
      </text:list>
      <text:p text:style-name="P3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xml:id="list363597848" text:style-name="L4">
        <text:list-item>
          <text:p text:style-name="P14">F: Extend speedbrakes (keeps extending while held, stays open when you let go)</text:p>
        </text:list-item>
        <text:list-item>
          <text:p text:style-name="P15">B: Retract speedbrakes (keeps <text:span text:style-name="T33">retracting</text:span> while held)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xml:id="list3570430972" text:style-name="L5">
        <text:list-item>
          <text:p text:style-name="P16">P: <text:span text:style-name="T32">MPR toggle (Manual Power Reserve)</text:span>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xml:id="list1957111917" text:style-name="L6">
        <text:list-item>
          <text:p text:style-name="P20"><text:span text:style-name="T22">P: </text:span><text:span text:style-name="T23">--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xml:id="list1056273613" text:style-name="L7">
        <text:list-item>
          <text:p text:style-name="P21"><text:span text:style-name="T20">P: </text:span><text:span text:style-name="T21">T</text:span><text:span text:style-name="T20">hrottle idle detent </text:span><text:span text:style-name="T26">- IDLE</text:span></text:p>
        </text:list-item>
        <text:list-item>
          <text:p text:style-name="P22">S-P: <text:span text:style-name="T32">Throttle </text:span><text:span text:style-name="T34">idle detent - STOP</text:span></text:p>
        </text:list-item>
      </text:list>
      <text:p text:style-name="P2"><text:span text:style-name="T1">M</text:span><text:span text:style-name="T7">inistick</text:span></text:p>
      <text:list xml:id="list832806879" text:style-name="L8">
        <text:list-item>
          <text:p text:style-name="P23"><text:span text:style-name="T22">Axes: </text:span><text:span text:style-name="T21">--</text:span></text:p>
        </text:list-item>
      </text:list>
      <text:list xml:id="list2147860048" text:style-name="L9">
        <text:list-item>
          <text:p text:style-name="P24"><text:span text:style-name="T20">P: </text:span><text:span text:style-name="T21">--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xml:id="list3775223997" text:style-name="L10">
        <text:list-item>
          <text:p text:style-name="P25"><text:span text:style-name="T28">U</text:span><text:span text:style-name="T20">: </text:span><text:span text:style-name="T27">Course Knob Increase</text:span></text:p>
        </text:list-item>
        <text:list-item>
          <text:p text:style-name="P25"><text:span text:style-name="T28">D</text:span><text:span text:style-name="T20">: </text:span><text:span text:style-name="T27">Course Knob Decrease</text:span></text:p>
        </text:list-item>
        <text:list-item>
          <text:p text:style-name="P25"><text:span text:style-name="T28">R</text:span><text:span text:style-name="T20">: </text:span><text:span text:style-name="T27">Heading Knob Increase</text:span></text:p>
        </text:list-item>
        <text:list-item>
          <text:p text:style-name="P18"><text:span text:style-name="T32">L: </text:span><text:span text:style-name="T35">Heading Knob Decrease</text:span></text:p>
        </text:list-item>
        <text:list-item>
          <text:p text:style-name="P19">P: -- (ADF/VOR button toggle<text:span text:style-name="T36">?</text:span>?)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xml:id="list2619695361" text:style-name="L11">
        <text:list-item>
          <text:p text:style-name="P17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xml:id="list2370694148" text:style-name="L12">
        <text:list-item>
          <text:p text:style-name="P26"><text:span text:style-name="T20">P: </text:span><text:span text:style-name="T21">--</text:span></text:p>
        </text:list-item>
      </text:list>
      <text:p text:style-name="P1"><text:span text:style-name="T1">P</text:span>inky <text:span text:style-name="T9">B</text:span>utton</text:p>
      <text:list xml:id="list2814293179" text:style-name="L13">
        <text:list-item>
          <text:p text:style-name="P27"><text:span text:style-name="T22">P: </text:span><text:span text:style-name="T29">Toggle Chronograph stopwatch on/off</text:span></text:p>
        </text:list-item>
      </text:list>
      <text:p text:style-name="P3"><text:span text:style-name="T4">Pinky </text:span><text:span text:style-name="T6">W</text:span><text:span text:style-name="T4">heel</text:span></text:p>
      <text:list xml:id="list3404444980" text:style-name="L14">
        <text:list-item>
          <text:p text:style-name="P28"><text:span text:style-name="T19">F/B</text:span><text:span text:style-name="T20">: --</text:span></text:p>
        </text:list-item>
        <text:list-item>
          <text:p text:style-name="P28"><text:span text:style-name="T20">P: </text:span><text:span text:style-name="T23">--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22T22:42:15.724000000</dc:date>
    <meta:editing-duration>PT5H41M5S</meta:editing-duration>
    <meta:editing-cycles>36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1" meta:word-count="205" meta:character-count="1062" meta:non-whitespace-character-count="924"/>
  </office:meta>
</office:document-meta>
</file>